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29.65pt" table:end-y="5.19pt" draw:z-index="0" draw:style-name="gr1" svg:width="335.4pt" svg:height="312.07pt" svg:x="15.56pt" svg:y="1.47pt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esiac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január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uár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ec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prí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áj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ún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úl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gust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ptembra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tóber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er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3.7616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14.642415000</dc:date>
    <meta:editing-duration>PT1H24M9S</meta:editing-duration>
    <meta:editing-cycles>19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List1.A4:List1.C15 List1.B3:List1.C3" chart:data-source-has-labels="both" svg:x="1.246cm" svg:y="0.218cm" svg:width="9.002cm" svg:height="9.521cm">
          <chartooo:coordinate-region svg:x="1.811cm" svg:y="0.391cm" svg:width="8.437cm" svg:height="7.687cm"/>
          <chart:axis chart:dimension="x" chart:name="primary-x" chart:style-name="ch4" chartooo:axis-type="text">
            <chart:title svg:x="5.186cm" svg:y="9.957cm" chart:style-name="ch5">
              <text:p>Mesiac</text:p>
            </chart:title>
            <chart:categories table:cell-range-address="List1.A4:List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List1.B3:List1.B3</svg:desc>
                </draw:g>
              </table:table-cell>
              <table:table-cell office:value-type="string">
                <text:p>2018</text:p>
                <draw:g>
                  <svg:desc>List1.C3:Lis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ár </text:p>
                <draw:g>
                  <svg:desc>List1.A4:List1.A15</svg:desc>
                </draw:g>
              </table:table-cell>
              <table:table-cell office:value-type="float" office:value="20">
                <text:p>20</text:p>
                <draw:g>
                  <svg:desc>List1.B4:List1.B15</svg:desc>
                </draw:g>
              </table:table-cell>
              <table:table-cell office:value-type="float" office:value="24">
                <text:p>24</text:p>
                <draw:g>
                  <svg:desc>List1.C4:List1.C15</svg:desc>
                </draw:g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í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a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